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0.843cm" fo:min-width="2.29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843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3.56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89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1.5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1.7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</style:style>
    <style:style style:name="gr11" style:family="graphic" style:parent-style-name="standard">
      <style:graphic-properties draw:textarea-horizontal-align="justify" draw:textarea-vertical-align="middle" draw:auto-grow-height="false" fo:min-height="6.608cm" fo:min-width="1.7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96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2.034cm"/>
    </style:style>
    <style:style style:name="gr17" style:family="graphic" style:parent-style-name="standard">
      <style:graphic-properties svg:stroke-color="#000000" draw:fill-color="#cccccc" draw:textarea-horizontal-align="justify" draw:textarea-vertical-align="middle" draw:auto-grow-height="false" fo:min-height="0.843cm" fo:min-width="3.056cm"/>
    </style:style>
    <style:style style:name="gr18" style:family="graphic" style:parent-style-name="standard">
      <style:graphic-properties draw:textarea-horizontal-align="justify" draw:textarea-vertical-align="middle" draw:auto-grow-height="false" fo:min-height="4.83cm" fo:min-width="1.7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4.447cm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0.554cm" fo:min-width="2.54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7.41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svg:stroke-color="#111111" draw:fill-color="#dddddd" draw:textarea-horizontal-align="justify" draw:textarea-vertical-align="middle" draw:auto-grow-height="false" fo:min-height="0.766cm" fo:min-width="1.278cm"/>
    </style:style>
    <style:style style:name="gr24" style:family="graphic" style:parent-style-name="standard">
      <style:graphic-properties svg:stroke-color="#111111" draw:fill-color="#dddddd" draw:textarea-horizontal-align="justify" draw:textarea-vertical-align="middle" draw:auto-grow-height="false" fo:min-height="0.766cm" fo:min-width="4.58cm"/>
    </style:style>
    <style:style style:name="gr25" style:family="graphic" style:parent-style-name="objectwithoutfill">
      <style:graphic-properties svg:stroke-color="#111111" draw:marker-end="Arrow" draw:marker-end-width="0.3cm" draw:fill="none" draw:fill-color="#dddddd" draw:textarea-vertical-align="middle"/>
    </style:style>
    <style:style style:name="gr26" style:family="graphic" style:parent-style-name="standard">
      <style:graphic-properties svg:stroke-color="#111111" draw:fill-color="#dddddd" draw:textarea-horizontal-align="justify" draw:textarea-vertical-align="middle" draw:auto-grow-height="false" fo:min-height="0.766cm" fo:min-width="1.786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svg:stroke-color="#111111" draw:fill-color="#dddddd" draw:textarea-horizontal-align="justify" draw:textarea-vertical-align="middle" draw:auto-grow-height="false" fo:min-height="1.274cm" fo:min-width="4.5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66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44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Source Code Pro1" fo:font-size="13pt" style:font-size-asian="13pt" style:font-size-complex="13pt"/>
    </style:style>
    <style:style style:name="P3" style:family="paragraph">
      <loext:graphic-properties draw:fill="none" draw:fill-color="#ffffff"/>
      <style:text-properties style:font-name="Source Code Pro1"/>
    </style:style>
    <style:style style:name="P4" style:family="paragraph">
      <loext:graphic-properties draw:fill-color="#cccccc"/>
      <style:paragraph-properties fo:text-align="center"/>
      <style:text-properties style:font-name="Source Code Pro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Source Code Pro1"/>
    </style:style>
    <style:style style:name="P7" style:family="paragraph">
      <loext:graphic-properties draw:fill="none"/>
      <style:paragraph-properties fo:text-align="center"/>
      <style:text-properties style:font-name="Source Code Pro1"/>
    </style:style>
    <style:style style:name="P8" style:family="paragraph">
      <loext:graphic-properties draw:fill-color="#eeeeee"/>
      <style:paragraph-properties fo:text-align="center"/>
      <style:text-properties style:font-name="Source Code Pro1"/>
    </style:style>
    <style:style style:name="P9" style:family="paragraph">
      <loext:graphic-properties draw:fill-color="#ffffff"/>
    </style:style>
    <style:style style:name="P10" style:family="paragraph">
      <loext:graphic-properties draw:fill-color="#dddddd"/>
      <style:paragraph-properties fo:text-align="center"/>
      <style:text-properties style:font-name="Source Code Pro1"/>
    </style:style>
    <style:style style:name="P11" style:family="paragraph">
      <loext:graphic-properties draw:fill="none" draw:fill-color="#dddddd"/>
      <style:paragraph-properties fo:text-align="center"/>
      <style:text-properties style:font-name="Source Code Pro1"/>
    </style:style>
    <style:style style:name="P12" style:family="paragraph">
      <loext:graphic-properties draw:fill="none"/>
      <style:paragraph-properties fo:text-align="center"/>
      <style:text-properties style:font-name="Source Code Pro1" fo:font-size="10.5pt" style:font-size-asian="10.5pt" style:font-size-complex="10.5pt"/>
    </style:style>
    <style:style style:name="P13" style:family="paragraph">
      <loext:graphic-properties draw:fill="none" draw:fill-color="#ffffff"/>
      <style:text-properties style:font-name="Source Code Pro1" fo:font-size="10.5pt" style:font-size-asian="10.5pt" style:font-size-complex="10.5pt"/>
    </style:style>
    <style:style style:name="T1" style:family="text">
      <style:text-properties style:font-name="Source Code Pro1" fo:font-size="13pt" style:font-size-asian="13pt" style:font-size-complex="13pt"/>
    </style:style>
    <style:style style:name="T2" style:family="text">
      <style:text-properties style:font-name="Source Code Pro1" fo:font-size="10.5pt" style:font-size-asian="10.5pt" style:font-size-complex="10.5pt"/>
    </style:style>
    <style:style style:name="T3" style:family="text">
      <style:text-properties style:font-name="Source Code Pro1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Source Code Pro1" fo:font-size="12pt" style:font-size-asian="12pt" style:font-size-complex="12pt"/>
    </style:style>
    <style:style style:name="T6" style:family="text">
      <style:text-properties style:font-name="Source Code Pro1" fo:font-size="10pt" style:font-size-asian="10pt" style:font-size-complex="10pt"/>
    </style:style>
    <style:style style:name="T7" style:family="text">
      <style:text-properties style:font-name="Source Code Pro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2.794cm" svg:height="1.093cm" svg:x="3.81cm" svg:y="2.463cm">
            <text:p text:style-name="P1"><text:span text:style-name="T1"><text:s/></text:span><text:span text:style-name="T1">Page #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2" draw:text-style-name="P3" draw:layer="layout" svg:width="9.144cm" svg:height="1.427cm" svg:x="0.508cm" svg:y="1.778cm">
            <draw:text-box>
              <text:p><text:span text:style-name="T2">16 <text:s text:c="8"/>13 12 <text:s text:c="8"/>8 7 <text:s text:c="9"/>0</text:span></text:p>
            </draw:text-box>
          </draw:frame>
          <draw:custom-shape draw:style-name="gr3" draw:text-style-name="P4" draw:layer="layout" svg:width="3.048cm" svg:height="1.093cm" svg:x="0.762cm" svg:y="2.463cm">
            <text:p text:style-name="P1"><text:span text:style-name="T1"><text:s text:c="2"/></text:span><text:span text:style-name="T1">0 0 0 0 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.794cm" svg:height="1.093cm" svg:x="6.604cm" svg:y="2.463cm">
            <text:p text:style-name="P1"><text:span text:style-name="T1">Offse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4" draw:text-style-name="P1" draw:layer="layout" svg:width="4.064cm" svg:height="3.048cm" svg:x="8.636cm" svg:y="5.33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668cm" svg:y1="5.334cm" svg:x2="10.668cm" svg:y2="8.382cm">
          <text:p/>
        </draw:line>
        <draw:line draw:style-name="gr5" draw:text-style-name="P5" draw:layer="layout" svg:x1="8.636cm" svg:y1="6.096cm" svg:x2="12.7cm" svg:y2="6.096cm">
          <text:p/>
        </draw:line>
        <draw:line draw:style-name="gr5" draw:text-style-name="P5" draw:layer="layout" svg:x1="8.636cm" svg:y1="6.858cm" svg:x2="12.7cm" svg:y2="6.858cm">
          <text:p/>
        </draw:line>
        <draw:line draw:style-name="gr5" draw:text-style-name="P5" draw:layer="layout" svg:x1="8.636cm" svg:y1="7.62cm" svg:x2="12.7cm" svg:y2="7.62cm">
          <text:p/>
        </draw:line>
        <draw:frame draw:style-name="gr6" draw:text-style-name="P3" draw:layer="layout" svg:width="1.391cm" svg:height="0.878cm" svg:x="10.039cm" svg:y="8.382cm">
          <draw:text-box>
            <text:p><text:span text:style-name="T3">TLB</text:span></text:p>
          </draw:text-box>
        </draw:frame>
        <draw:frame draw:style-name="gr7" draw:text-style-name="P3" draw:layer="layout" svg:width="0.762cm" svg:height="0.806cm" svg:x="7.874cm" svg:y="5.361cm">
          <draw:text-box>
            <text:p><text:span text:style-name="T4">0</text:span></text:p>
          </draw:text-box>
        </draw:frame>
        <draw:frame draw:style-name="gr8" draw:text-style-name="P3" draw:layer="layout" svg:width="2.026cm" svg:height="0.789cm" svg:x="8.623cm" svg:y="4.572cm">
          <draw:text-box>
            <text:p><text:span text:style-name="T5">page #</text:span></text:p>
          </draw:text-box>
        </draw:frame>
        <draw:frame draw:style-name="gr9" draw:text-style-name="P3" draw:layer="layout" svg:width="2.28cm" svg:height="0.789cm" svg:x="10.523cm" svg:y="4.573cm">
          <draw:text-box>
            <text:p><text:span text:style-name="T5">frame #</text:span></text:p>
          </draw:text-box>
        </draw:frame>
        <draw:frame draw:style-name="gr10" draw:text-style-name="P3" draw:layer="layout" svg:width="0.762cm" svg:height="1.916cm" svg:x="8.128cm" svg:y="5.842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7" draw:text-style-name="P3" draw:layer="layout" svg:width="0.762cm" svg:height="0.806cm" svg:x="7.874cm" svg:y="7.58cm">
          <draw:text-box>
            <text:p><text:span text:style-name="T4">3</text:span></text:p>
          </draw:text-box>
        </draw:frame>
        <draw:custom-shape draw:style-name="gr11" draw:text-style-name="P6" draw:layer="layout" svg:width="2.286cm" svg:height="6.858cm" svg:x="8.636cm" svg:y="9.652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3.465cm" svg:height="0.878cm" svg:x="7.965cm" svg:y="16.653cm">
          <draw:text-box>
            <text:p text:style-name="P1"><text:span text:style-name="T3">Page Table</text:span></text:p>
          </draw:text-box>
        </draw:frame>
        <draw:line draw:style-name="gr5" draw:text-style-name="P5" draw:layer="layout" svg:x1="8.636cm" svg:y1="10.414cm" svg:x2="10.922cm" svg:y2="10.414cm">
          <text:p/>
        </draw:line>
        <draw:line draw:style-name="gr5" draw:text-style-name="P5" draw:layer="layout" svg:x1="8.636cm" svg:y1="11.176cm" svg:x2="10.922cm" svg:y2="11.176cm">
          <text:p/>
        </draw:line>
        <draw:line draw:style-name="gr5" draw:text-style-name="P5" draw:layer="layout" svg:x1="8.636cm" svg:y1="15.748cm" svg:x2="10.922cm" svg:y2="15.748cm">
          <text:p/>
        </draw:line>
        <draw:frame draw:style-name="gr7" draw:text-style-name="P3" draw:layer="layout" svg:width="0.762cm" svg:height="0.806cm" svg:x="7.874cm" svg:y="9.612cm">
          <draw:text-box>
            <text:p><text:span text:style-name="T4">0</text:span></text:p>
          </draw:text-box>
        </draw:frame>
        <draw:frame draw:style-name="gr7" draw:text-style-name="P3" draw:layer="layout" svg:width="0.762cm" svg:height="0.806cm" svg:x="7.874cm" svg:y="10.374cm">
          <draw:text-box>
            <text:p><text:span text:style-name="T4">1</text:span></text:p>
          </draw:text-box>
        </draw:frame>
        <draw:frame draw:style-name="gr13" draw:text-style-name="P3" draw:layer="layout" svg:width="1.27cm" svg:height="1.353cm" svg:x="7.566cm" svg:y="15.708cm">
          <draw:text-box>
            <text:p><text:span text:style-name="T4">15</text:span></text:p>
          </draw:text-box>
        </draw:frame>
        <draw:frame draw:style-name="gr10" draw:text-style-name="P3" draw:layer="layout" svg:width="1.27cm" svg:height="1.916cm" svg:x="7.92cm" svg:y="12.446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line draw:style-name="gr5" draw:text-style-name="P7" draw:layer="layout" svg:x1="5.842cm" svg:y1="3.556cm" svg:x2="5.842cm" svg:y2="6.858cm">
          <text:p/>
        </draw:line>
        <draw:line draw:style-name="gr5" draw:text-style-name="P7" draw:layer="layout" svg:x1="4.064cm" svg:y1="3.556cm" svg:x2="4.064cm" svg:y2="13.462cm">
          <text:p/>
        </draw:line>
        <draw:line draw:style-name="gr14" draw:text-style-name="P7" draw:layer="layout" svg:x1="5.842cm" svg:y1="6.858cm" svg:x2="8.128cm" svg:y2="6.858cm">
          <text:p/>
        </draw:line>
        <draw:line draw:style-name="gr14" draw:text-style-name="P7" draw:layer="layout" svg:x1="4.064cm" svg:y1="13.462cm" svg:x2="8.128cm" svg:y2="13.462cm">
          <text:p/>
        </draw:line>
        <draw:frame draw:style-name="gr15" draw:text-style-name="P3" draw:layer="layout" svg:width="2.28cm" svg:height="0.789cm" svg:x="14.478cm" svg:y="6.069cm">
          <draw:text-box>
            <text:p><text:span text:style-name="T5">TLB Hit</text:span></text:p>
          </draw:text-box>
        </draw:frame>
        <draw:frame draw:style-name="gr16" draw:text-style-name="P3" draw:layer="layout" svg:width="2.534cm" svg:height="0.789cm" svg:x="4.324cm" svg:y="13.689cm">
          <draw:text-box>
            <text:p><text:span text:style-name="T5">TLB Miss</text:span></text:p>
          </draw:text-box>
        </draw:frame>
        <draw:g>
          <draw:custom-shape draw:style-name="gr1" draw:text-style-name="P2" draw:layer="layout" svg:width="2.794cm" svg:height="1.093cm" svg:x="17.526cm" svg:y="8.813cm">
            <text:p text:style-name="P1"><text:span text:style-name="T1"><text:s text:c="2"/></text:span><text:span text:style-name="T1">Frame #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2" draw:text-style-name="P3" draw:layer="layout" svg:width="9.144cm" svg:height="1.427cm" svg:x="14.224cm" svg:y="8.128cm">
            <draw:text-box>
              <text:p><text:span text:style-name="T2">16 <text:s text:c="10"/>12 <text:s/>11 <text:s text:c="5"/>8 7 <text:s text:c="9"/>0</text:span></text:p>
            </draw:text-box>
          </draw:frame>
          <draw:custom-shape draw:style-name="gr17" draw:text-style-name="P4" draw:layer="layout" svg:width="3.556cm" svg:height="1.093cm" svg:x="14.478cm" svg:y="8.813cm">
            <text:p text:style-name="P1"><text:span text:style-name="T1"><text:s text:c="2"/></text:span><text:span text:style-name="T1">0 0 0 0 0 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.794cm" svg:height="1.093cm" svg:x="20.32cm" svg:y="8.813cm">
            <text:p text:style-name="P1"><text:span text:style-name="T1">Offse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line draw:style-name="gr5" draw:text-style-name="P7" draw:layer="layout" svg:x1="12.7cm" svg:y1="6.858cm" svg:x2="19.05cm" svg:y2="6.858cm">
          <text:p/>
        </draw:line>
        <draw:line draw:style-name="gr5" draw:text-style-name="P7" draw:layer="layout" svg:x1="10.922cm" svg:y1="13.462cm" svg:x2="19.05cm" svg:y2="13.462cm">
          <text:p/>
        </draw:line>
        <draw:line draw:style-name="gr14" draw:text-style-name="P7" draw:layer="layout" svg:x1="19.05cm" svg:y1="6.858cm" svg:x2="19.05cm" svg:y2="8.813cm">
          <text:p/>
        </draw:line>
        <draw:line draw:style-name="gr14" draw:text-style-name="P7" draw:layer="layout" svg:x1="19.05cm" svg:y1="13.462cm" svg:x2="19.05cm" svg:y2="9.906cm">
          <text:p/>
        </draw:line>
        <draw:line draw:style-name="gr5" draw:text-style-name="P7" draw:layer="layout" svg:x1="9.398cm" svg:y1="3.048cm" svg:x2="21.59cm" svg:y2="3.048cm">
          <text:p/>
        </draw:line>
        <draw:line draw:style-name="gr14" draw:text-style-name="P7" draw:layer="layout" svg:x1="21.59cm" svg:y1="3.048cm" svg:x2="21.59cm" svg:y2="8.813cm">
          <text:p/>
        </draw:line>
        <draw:custom-shape draw:style-name="gr18" draw:text-style-name="P6" draw:layer="layout" svg:width="2.286cm" svg:height="5.08cm" svg:x="23.268cm" svg:y="10.66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3.268cm" svg:y1="11.43cm" svg:x2="25.554cm" svg:y2="11.43cm">
          <text:p/>
        </draw:line>
        <draw:line draw:style-name="gr5" draw:text-style-name="P5" draw:layer="layout" svg:x1="23.268cm" svg:y1="12.192cm" svg:x2="25.554cm" svg:y2="12.192cm">
          <text:p/>
        </draw:line>
        <draw:line draw:style-name="gr5" draw:text-style-name="P5" draw:layer="layout" svg:x1="23.268cm" svg:y1="14.986cm" svg:x2="25.554cm" svg:y2="14.986cm">
          <text:p/>
        </draw:line>
        <draw:frame draw:style-name="gr7" draw:text-style-name="P3" draw:layer="layout" svg:width="0.762cm" svg:height="0.806cm" svg:x="22.46cm" svg:y="10.756cm">
          <draw:text-box>
            <text:p><text:span text:style-name="T4">0</text:span></text:p>
          </draw:text-box>
        </draw:frame>
        <draw:frame draw:style-name="gr7" draw:text-style-name="P3" draw:layer="layout" svg:width="0.762cm" svg:height="0.806cm" svg:x="22.46cm" svg:y="11.518cm">
          <draw:text-box>
            <text:p><text:span text:style-name="T4">1</text:span></text:p>
          </draw:text-box>
        </draw:frame>
        <draw:frame draw:style-name="gr10" draw:text-style-name="P3" draw:layer="layout" svg:width="1.27cm" svg:height="1.916cm" svg:x="22.506cm" svg:y="12.32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13" draw:text-style-name="P3" draw:layer="layout" svg:width="1.27cm" svg:height="1.353cm" svg:x="22.506cm" svg:y="14.903cm">
          <draw:text-box>
            <text:p><text:span text:style-name="T4">7</text:span></text:p>
          </draw:text-box>
        </draw:frame>
        <draw:frame draw:style-name="gr19" draw:text-style-name="P3" draw:layer="layout" svg:width="4.947cm" svg:height="0.878cm" svg:x="21.931cm" svg:y="16.002cm">
          <draw:text-box>
            <text:p text:style-name="P1"><text:span text:style-name="T3">Physical Memory</text:span></text:p>
          </draw:text-box>
        </draw:frame>
        <draw:line draw:style-name="gr5" draw:text-style-name="P7" draw:layer="layout" svg:x1="23.114cm" svg:y1="9.398cm" svg:x2="24.384cm" svg:y2="9.398cm">
          <text:p/>
        </draw:line>
        <draw:line draw:style-name="gr14" draw:text-style-name="P7" draw:layer="layout" svg:x1="24.384cm" svg:y1="9.398cm" svg:x2="24.384cm" svg:y2="10.668cm">
          <text:p/>
        </draw:line>
        <draw:custom-shape draw:style-name="gr20" draw:text-style-name="P8" draw:layer="layout" svg:width="3.048cm" svg:height="1.524cm" svg:x="14.478cm" svg:y="14.98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1" draw:text-style-name="P3" draw:layer="layout" svg:width="7.91cm" svg:height="0.878cm" svg:x="12.664cm" svg:y="16.653cm">
          <draw:text-box>
            <text:p text:style-name="P1"><text:span text:style-name="T3">“</text:span><text:span text:style-name="T3">Disk”: BACKING_STORE.bin</text:span></text:p>
          </draw:text-box>
        </draw:frame>
        <draw:line draw:style-name="gr5" draw:text-style-name="P7" draw:layer="layout" svg:x1="16.002cm" svg:y1="14.986cm" svg:x2="16.002cm" svg:y2="14.478cm">
          <text:p/>
        </draw:line>
        <draw:line draw:style-name="gr14" draw:text-style-name="P7" draw:layer="layout" svg:x1="16.002cm" svg:y1="14.478cm" svg:x2="22.86cm" svg:y2="14.478cm">
          <text:p/>
        </draw:lin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3" draw:text-style-name="P10" xml:id="id2" draw:id="id2" draw:layer="layout" svg:width="3.556cm" svg:height="2.032cm" svg:x="5.842cm" svg:y="3.048cm">
          <text:p text:style-name="P1"><text:span text:style-name="T6">Page in TLB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10" xml:id="id1" draw:id="id1" draw:layer="layout" svg:width="5.08cm" svg:height="1.016cm" svg:x="5.08cm" svg:y="1.016cm">
          <text:p text:style-name="P1"><text:span text:style-name="T5">Get/Parse Add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1" draw:layer="layout" svg:x1="7.62cm" svg:y1="2.032cm" svg:x2="7.62cm" svg:y2="3.048cm" draw:start-shape="id1" draw:start-glue-point="6" draw:end-shape="id2" draw:end-glue-point="4" svg:d="M7620 2032v1016" svg:viewBox="0 0 1 1017">
          <text:p/>
        </draw:connector>
        <draw:custom-shape draw:style-name="gr24" draw:text-style-name="P10" xml:id="id3" draw:id="id3" draw:layer="layout" svg:width="5.08cm" svg:height="1.016cm" svg:x="9.652cm" svg:y="11.176cm">
          <text:p text:style-name="P1"><text:span text:style-name="T5">Concatenate frame # with off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0" xml:id="id4" draw:id="id4" draw:layer="layout" svg:width="5.08cm" svg:height="1.016cm" svg:x="9.652cm" svg:y="12.954cm">
          <text:p text:style-name="P1"><text:span text:style-name="T7">Update LRU 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7" draw:layer="layout" svg:x1="12.192cm" svg:y1="12.192cm" svg:x2="12.192cm" svg:y2="12.954cm" draw:start-shape="id3" draw:start-glue-point="6" draw:end-shape="id4" draw:end-glue-point="4" svg:d="M12192 12192v762" svg:viewBox="0 0 1 763">
          <text:p/>
        </draw:connector>
        <draw:custom-shape draw:style-name="gr26" draw:text-style-name="P10" xml:id="id5" draw:id="id5" draw:layer="layout" svg:width="4.572cm" svg:height="2.032cm" svg:x="10.922cm" svg:y="4.826cm">
          <text:p text:style-name="P1"><text:span text:style-name="T6">Page in Page Tabl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7" draw:text-style-name="P12" draw:layer="layout" svg:x1="9.398cm" svg:y1="4.064cm" svg:x2="13.208cm" svg:y2="4.826cm" draw:start-shape="id2" draw:start-glue-point="7" draw:end-shape="id5" draw:end-glue-point="4" svg:d="M9398 4064h3810v762" svg:viewBox="0 0 3811 763">
          <text:p text:style-name="P1"><text:span text:style-name="T2">no</text:span></text:p>
        </draw:connector>
        <draw:custom-shape draw:style-name="gr26" draw:text-style-name="P10" xml:id="id6" draw:id="id6" draw:layer="layout" svg:width="4.572cm" svg:height="2.032cm" svg:x="20.066cm" svg:y="6.604cm">
          <text:p text:style-name="P1"><text:span text:style-name="T6">Memory Fu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7" draw:text-style-name="P12" draw:layer="layout" svg:x1="15.494cm" svg:y1="5.842cm" svg:x2="22.352cm" svg:y2="6.604cm" draw:start-shape="id5" draw:start-glue-point="7" draw:end-shape="id6" draw:end-glue-point="4" svg:d="M15494 5842h6858v762" svg:viewBox="0 0 6859 763">
          <text:p text:style-name="P1"><text:span text:style-name="T2">no</text:span></text:p>
        </draw:connector>
        <draw:custom-shape draw:style-name="gr24" draw:text-style-name="P10" xml:id="id7" draw:id="id7" draw:layer="layout" svg:width="5.08cm" svg:height="1.016cm" svg:x="7.112cm" svg:y="7.874cm">
          <text:p text:style-name="P1"><text:span text:style-name="T7">Get frame from page 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12" draw:layer="layout" svg:x1="10.922cm" svg:y1="5.842cm" svg:x2="9.652cm" svg:y2="7.874cm" draw:start-shape="id5" draw:start-glue-point="5" draw:end-shape="id7" svg:d="M10922 5842h-1270v2032" svg:viewBox="0 0 1271 2033">
          <text:p text:style-name="P1"><text:span text:style-name="T2">yes</text:span></text:p>
        </draw:connector>
        <draw:custom-shape draw:style-name="gr24" draw:text-style-name="P10" xml:id="id8" draw:id="id8" draw:layer="layout" svg:width="5.08cm" svg:height="1.016cm" svg:x="1.27cm" svg:y="7.874cm">
          <text:p text:style-name="P1"><text:span text:style-name="T5">Get frame from TL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12" draw:layer="layout" svg:x1="5.842cm" svg:y1="4.064cm" svg:x2="3.81cm" svg:y2="7.874cm" draw:start-shape="id2" draw:start-glue-point="5" draw:end-shape="id8" draw:end-glue-point="4" svg:d="M5842 4064h-2032v3810" svg:viewBox="0 0 2033 3811">
          <text:p text:style-name="P1"><text:span text:style-name="T2">yes</text:span></text:p>
        </draw:connector>
        <draw:connector draw:style-name="gr14" draw:text-style-name="P7" draw:layer="layout" svg:x1="9.652cm" svg:y1="8.89cm" svg:x2="12.192cm" svg:y2="11.176cm" draw:start-shape="id7" draw:start-glue-point="6" draw:end-shape="id3" svg:d="M9652 8890v1144h2540v1142" svg:viewBox="0 0 2541 2287">
          <text:p/>
        </draw:connector>
        <draw:connector draw:style-name="gr14" draw:text-style-name="P7" draw:layer="layout" svg:x1="3.81cm" svg:y1="8.89cm" svg:x2="9.652cm" svg:y2="11.684cm" draw:start-shape="id8" draw:start-glue-point="6" draw:end-shape="id3" draw:end-glue-point="5" svg:d="M3810 8890v2794h5842" svg:viewBox="0 0 5843 2795">
          <text:p/>
        </draw:connector>
        <draw:custom-shape draw:style-name="gr24" draw:text-style-name="P10" xml:id="id9" draw:id="id9" draw:layer="layout" svg:width="5.08cm" svg:height="1.016cm" svg:x="15.24cm" svg:y="8.382cm">
          <text:p text:style-name="P1"><text:span text:style-name="T7">Page out LRU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12" draw:layer="layout" svg:x1="20.066cm" svg:y1="7.62cm" svg:x2="17.78cm" svg:y2="8.382cm" draw:start-shape="id6" draw:start-glue-point="5" draw:end-shape="id9" svg:d="M20066 7620h-2286v762" svg:viewBox="0 0 2287 763">
          <text:p text:style-name="P1"><text:span text:style-name="T2">yes</text:span></text:p>
        </draw:connector>
        <draw:custom-shape draw:style-name="gr28" draw:text-style-name="P10" xml:id="id10" draw:id="id10" draw:layer="layout" svg:width="5.08cm" svg:height="1.524cm" svg:x="15.24cm" svg:y="9.906cm">
          <text:p text:style-name="P1"><text:span text:style-name="T7">Page in needed page in first empty f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7" draw:layer="layout" svg:x1="17.78cm" svg:y1="9.398cm" svg:x2="17.78cm" svg:y2="9.906cm" draw:start-shape="id9" draw:start-glue-point="6" draw:end-shape="id10" draw:end-glue-point="4" svg:d="M17780 9398v508" svg:viewBox="0 0 1 509">
          <text:p/>
        </draw:connector>
        <draw:connector draw:style-name="gr14" draw:text-style-name="P7" draw:layer="layout" svg:x1="17.78cm" svg:y1="11.43cm" svg:x2="14.732cm" svg:y2="11.684cm" draw:start-shape="id10" draw:start-glue-point="6" draw:end-shape="id3" draw:end-glue-point="7" svg:d="M17780 11430v254h-3048" svg:viewBox="0 0 3049 255">
          <text:p/>
        </draw:connector>
        <draw:connector draw:style-name="gr27" draw:text-style-name="P12" draw:layer="layout" svg:x1="22.352cm" svg:y1="8.636cm" svg:x2="20.32cm" svg:y2="10.668cm" draw:start-shape="id6" draw:start-glue-point="6" draw:end-shape="id10" draw:end-glue-point="7" svg:d="M22352 8636v2032h-2032" svg:viewBox="0 0 2033 2033">
          <text:p text:style-name="P1"><text:span text:style-name="T2">no</text:span></text:p>
        </draw:connector>
        <draw:custom-shape draw:style-name="gr26" draw:text-style-name="P10" xml:id="id11" draw:id="id11" draw:layer="layout" svg:width="4.572cm" svg:height="2.032cm" svg:x="9.906cm" svg:y="14.986cm">
          <text:p text:style-name="P1"><text:span text:style-name="T6">Page in TLB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7" draw:layer="layout" svg:x1="12.192cm" svg:y1="13.97cm" svg:x2="12.192cm" svg:y2="14.986cm" draw:start-shape="id4" draw:start-glue-point="6" draw:end-shape="id11" draw:end-glue-point="4" svg:d="M12192 13970v1016" svg:viewBox="0 0 1 1017">
          <text:p/>
        </draw:connector>
        <draw:connector draw:style-name="gr14" draw:text-style-name="P7" draw:layer="layout" draw:line-skew="-4.071cm" svg:x1="9.906cm" svg:y1="16.002cm" svg:x2="5.08cm" svg:y2="1.524cm" draw:start-shape="id11" draw:start-glue-point="5" draw:end-shape="id1" draw:end-glue-point="5" svg:d="M9906 16002h-9398v-14478h4572" svg:viewBox="0 0 9399 14479">
          <text:p/>
        </draw:connector>
        <draw:frame draw:style-name="gr29" draw:text-style-name="P13" draw:layer="layout" svg:width="1.162cm" svg:height="0.717cm" svg:x="8.744cm" svg:y="15.285cm">
          <draw:text-box>
            <text:p><text:span text:style-name="T2">yes</text:span></text:p>
          </draw:text-box>
        </draw:frame>
        <draw:custom-shape draw:style-name="gr24" draw:text-style-name="P10" xml:id="id13" draw:id="id13" draw:layer="layout" svg:width="5.08cm" svg:height="1.016cm" svg:x="12.446cm" svg:y="19.558cm">
          <text:p text:style-name="P1"><text:span text:style-name="T7">Remove oldest en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0" xml:id="id12" draw:id="id12" draw:layer="layout" svg:width="4.572cm" svg:height="2.032cm" svg:x="12.7cm" svg:y="16.764cm">
          <text:p text:style-name="P1"><text:span text:style-name="T6">TLB fu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7" draw:layer="layout" svg:x1="14.478cm" svg:y1="16.002cm" svg:x2="14.986cm" svg:y2="16.764cm" draw:start-shape="id11" draw:start-glue-point="7" draw:end-shape="id12" draw:end-glue-point="4" svg:d="M14478 16002h508v762" svg:viewBox="0 0 509 763">
          <text:p/>
        </draw:connector>
        <draw:frame draw:style-name="gr30" draw:text-style-name="P13" draw:layer="layout" svg:width="0.942cm" svg:height="0.717cm" svg:x="15.094cm" svg:y="15.748cm">
          <draw:text-box>
            <text:p><text:span text:style-name="T2">no</text:span></text:p>
          </draw:text-box>
        </draw:frame>
        <draw:custom-shape draw:style-name="gr28" draw:text-style-name="P10" xml:id="id14" draw:id="id14" draw:layer="layout" svg:width="5.08cm" svg:height="1.524cm" svg:x="22.606cm" svg:y="17.018cm">
          <text:p text:style-name="P1"><text:span text:style-name="T7">Put Page/Frame Combo in first empty TLB ro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7" draw:layer="layout" svg:x1="14.986cm" svg:y1="18.796cm" svg:x2="14.986cm" svg:y2="19.558cm" draw:start-shape="id12" draw:start-glue-point="6" draw:end-shape="id13" draw:end-glue-point="4" svg:d="M14986 18796v762" svg:viewBox="0 0 1 763">
          <text:p/>
        </draw:connector>
        <draw:frame draw:style-name="gr29" draw:text-style-name="P13" draw:layer="layout" svg:width="1.162cm" svg:height="0.717cm" svg:x="13.716cm" svg:y="18.796cm">
          <draw:text-box>
            <text:p><text:span text:style-name="T2">yes</text:span></text:p>
          </draw:text-box>
        </draw:frame>
        <draw:connector draw:style-name="gr14" draw:text-style-name="P7" draw:layer="layout" svg:x1="17.272cm" svg:y1="17.78cm" svg:x2="22.606cm" svg:y2="17.78cm" draw:start-shape="id12" draw:end-shape="id14" draw:end-glue-point="5" svg:d="M17272 17780h5334" svg:viewBox="0 0 5335 1">
          <text:p/>
        </draw:connector>
        <draw:frame draw:style-name="gr30" draw:text-style-name="P13" draw:layer="layout" svg:width="0.942cm" svg:height="0.717cm" svg:x="18.542cm" svg:y="17.063cm">
          <draw:text-box>
            <text:p><text:span text:style-name="T2">no</text:span></text:p>
          </draw:text-box>
        </draw:frame>
        <draw:connector draw:style-name="gr14" draw:text-style-name="P7" draw:layer="layout" svg:x1="17.526cm" svg:y1="20.066cm" svg:x2="25.146cm" svg:y2="18.542cm" draw:start-shape="id13" draw:start-glue-point="7" draw:end-shape="id14" draw:end-glue-point="6" svg:d="M17526 20066h7620v-1524" svg:viewBox="0 0 7621 1525">
          <text:p/>
        </draw:connector>
        <draw:connector draw:style-name="gr14" draw:text-style-name="P7" draw:layer="layout" svg:x1="25.146cm" svg:y1="17.018cm" svg:x2="10.16cm" svg:y2="1.524cm" draw:start-shape="id14" draw:start-glue-point="4" draw:end-shape="id1" draw:end-glue-point="7" svg:d="M25146 17018v-15494h-14986" svg:viewBox="0 0 14987 15495">
          <text:p/>
        </draw:connector>
        <presentation:notes draw:style-name="dp2">
          <draw:page-thumbnail draw:style-name="gr22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8T17:57:57.844613985</meta:creation-date>
    <meta:editing-duration>PT12M57S</meta:editing-duration>
    <meta:editing-cycles>2</meta:editing-cycles>
    <meta:generator>LibreOffice/5.1.6.2$Linux_X86_64 LibreOffice_project/10m0$Build-2</meta:generator>
    <dc:date>2017-04-08T18:20:54.059861457</dc:date>
    <meta:document-statistic meta:object-count="119"/>
  </office:meta>
</office:document-meta>
</file>